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8.26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7.71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9.61mm"/>
    </style:style>
    <style:style style:name="co14" style:family="table-column">
      <style:table-column-properties fo:break-before="auto" style:column-width="8.52mm"/>
    </style:style>
    <style:style style:name="co15" style:family="table-column">
      <style:table-column-properties fo:break-before="auto" style:column-width="1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cccccc" fo:background-color="#0066b3" fo:border-left="none" fo:border-right="none" fo:border-top="non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06pt solid #cccccc" fo:border-left="none" fo:border-right="none" fo:border-top="0.06pt solid 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cccccc" fo:border-left="none" fo:border-right="none" fo:border-top="0.06pt solid #cccccc"/>
      <style:map style:condition="cell-content()=&quot;C++&quot;" style:apply-style-name="Good" style:base-cell-address="Projects.B2"/>
      <style:map style:condition="cell-content()=&quot;Java&quot;" style:apply-style-name="Neutral" style:base-cell-address="Projects.B2"/>
      <style:map style:condition="cell-content()=&quot;Python&quot;" style:apply-style-name="Bad" style:base-cell-address="Projects.B2"/>
      <style:map style:condition="cell-content()=&quot;Scala&quot;" style:apply-style-name="Bad" style:base-cell-address="Projects.B2"/>
    </style:style>
    <style:style style:name="ce6" style:family="table-cell" style:parent-style-name="Default">
      <style:table-cell-properties fo:border-bottom="none" fo:border-left="none" fo:border-right="none" fo:border-top="0.06pt solid #cccccc"/>
      <style:map style:condition="cell-content()=&quot;C++&quot;" style:apply-style-name="Good" style:base-cell-address="Projects.B2"/>
      <style:map style:condition="cell-content()=&quot;Java&quot;" style:apply-style-name="Neutral" style:base-cell-address="Projects.B2"/>
      <style:map style:condition="cell-content()=&quot;Python&quot;" style:apply-style-name="Bad" style:base-cell-address="Projects.B2"/>
      <style:map style:condition="cell-content()=&quot;Scala&quot;" style:apply-style-name="Bad" style:base-cell-address="Projects.B2"/>
    </style:style>
    <style:style style:name="ce7" style:family="table-cell" style:parent-style-name="Default">
      <style:table-cell-properties fo:border-bottom="0.06pt solid #cccccc" fo:border-left="none" fo:border-right="none" fo:border-top="0.06pt solid #cccccc"/>
    </style:style>
    <style:style style:name="ce8" style:family="table-cell" style:parent-style-name="Default">
      <style:table-cell-properties fo:border-bottom="none" fo:border-left="none" fo:border-right="none" fo:border-top="0.06pt solid #cccccc"/>
    </style:style>
    <style:style style:name="ce9" style:family="table-cell" style:parent-style-name="Default">
      <style:table-cell-properties fo:border-bottom="0.06pt solid #cccccc" fo:border-left="none" fo:border-right="none" fo:border-top="0.06pt solid #cccccc"/>
      <style:map style:condition="cell-content()=&quot;No&quot;" style:apply-style-name="Good" style:base-cell-address="Projects.D2"/>
      <style:map style:condition="cell-content()=&quot;Yes&quot;" style:apply-style-name="Bad" style:base-cell-address="Projects.D2"/>
    </style:style>
    <style:style style:name="ce10" style:family="table-cell" style:parent-style-name="Default">
      <style:table-cell-properties fo:border-bottom="none" fo:border-left="none" fo:border-right="none" fo:border-top="0.06pt solid #cccccc"/>
      <style:map style:condition="cell-content()=&quot;No&quot;" style:apply-style-name="Good" style:base-cell-address="Projects.D2"/>
      <style:map style:condition="cell-content()=&quot;Yes&quot;" style:apply-style-name="Bad" style:base-cell-address="Projects.D2"/>
    </style:style>
    <style:style style:name="ce11" style:family="table-cell" style:parent-style-name="Default">
      <style:table-cell-properties fo:border-bottom="0.06pt solid #cccccc" fo:border-left="none" fo:border-right="none" fo:border-top="0.06pt solid #cccccc"/>
    </style:style>
    <style:style style:name="ce12" style:family="table-cell" style:parent-style-name="Default">
      <style:table-cell-properties fo:border-bottom="none" fo:border-left="none" fo:border-right="none" fo:border-top="0.06pt solid #cccccc"/>
    </style:style>
    <style:style style:name="ce13" style:family="table-cell" style:parent-style-name="Default">
      <style:table-cell-properties fo:border-bottom="0.06pt solid #cccccc" fo:background-color="#0066b3" style:text-align-source="fix" style:repeat-content="false" fo:border-left="none" fo:border-right="none" fo:border-top="none"/>
      <style:paragraph-properties fo:text-align="end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0.06pt solid #cccccc" style:text-align-source="fix" style:repeat-content="false" fo:border-left="none" fo:border-right="none" fo:border-top="0.06pt solid #cccccc"/>
      <style:paragraph-properties fo:text-align="end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cccccc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6pt solid #cccccc" fo:background-color="#0066b3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0.06pt solid #cccccc" style:text-align-source="fix" style:repeat-content="false" fo:border-left="none" fo:border-right="none" fo:border-top="0.06pt solid #cccccc"/>
      <style:paragraph-properties fo:text-align="center" fo:margin-left="0mm"/>
      <style:map style:condition="cell-content()=&quot;N&quot;" style:apply-style-name="Bad" style:base-cell-address="Features.B2"/>
      <style:map style:condition="cell-content()=&quot;Y&quot;" style:apply-style-name="Good" style:base-cell-address="Features.B2"/>
      <style:map style:condition="cell-content()=&quot;?&quot;" style:apply-style-name="Accent_20_2" style:base-cell-address="Features.B2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cccccc"/>
      <style:paragraph-properties fo:text-align="center" fo:margin-left="0mm"/>
      <style:map style:condition="cell-content()=&quot;N&quot;" style:apply-style-name="Bad" style:base-cell-address="Features.B2"/>
      <style:map style:condition="cell-content()=&quot;Y&quot;" style:apply-style-name="Good" style:base-cell-address="Features.B2"/>
      <style:map style:condition="cell-content()=&quot;?&quot;" style:apply-style-name="Accent_20_2" style:base-cell-address="Features.B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0.06pt solid #cccccc" fo:background-color="#0066b3" style:text-align-source="fix" style:repeat-content="false" fo:border-left="none" fo:border-right="none" fo:border-top="none"/>
      <style:paragraph-properties fo:text-align="center" fo:margin-left="0mm"/>
      <style:text-properties fo:color="#ffffff"/>
    </style:style>
    <style:style style:name="ce24" style:family="table-cell" style:parent-style-name="Default">
      <style:table-cell-properties fo:border-bottom="0.06pt solid #cccccc" style:text-align-source="fix" style:repeat-content="false" fo:border-left="none" fo:border-right="none" fo:border-top="0.06pt solid #cccccc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cccccc"/>
      <style:paragraph-properties fo:text-align="center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6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Framework</text:p>
          </table:table-cell>
          <table:table-cell table:style-name="ce1" office:value-type="string" calcext:value-type="string">
            <office:annotation draw:style-name="gr1" draw:text-style-name="P2" svg:width="28.99mm" svg:height="9.91mm" svg:x="48.36mm" svg:y="0mm" draw:caption-point-x="-6.1mm" draw:caption-point-y="0.1mm">
              <dc:date>2020-05-07T00:00:00</dc:date>
              <text:p text:style-name="P1">Colored by speed level</text:p>
            </office:annotation>
            <text:p>Languag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office:annotation draw:style-name="gr1" draw:text-style-name="P2" svg:width="28.99mm" svg:height="25.71mm" svg:x="91.56mm" svg:y="0mm" draw:caption-point-x="-6.1mm" draw:caption-point-y="0.1mm">
              <dc:date>2020-05-07T00:00:00</dc:date>
              <text:p text:style-name="P1">If ‘Yes’, you have to disclose the sources of your solver when using this framework</text:p>
            </office:annotation>
            <text:p>Copyleft</text:p>
          </table:table-cell>
          <table:table-cell table:style-name="ce1" office:value-type="string" calcext:value-type="string">
            <office:annotation draw:style-name="gr1" draw:text-style-name="P2" svg:width="28.99mm" svg:height="9.91mm" svg:x="107.08mm" svg:y="0mm" draw:caption-point-x="-6.1mm" draw:caption-point-y="0.1mm">
              <dc:date>2020-05-07T00:00:00</dc:date>
              <text:p text:style-name="P1">Number of contributors</text:p>
            </office:annotation>
            <text:p>Contrib.</text:p>
          </table:table-cell>
          <table:table-cell table:style-name="ce13" office:value-type="string" calcext:value-type="string">
            <office:annotation draw:style-name="gr1" draw:text-style-name="P2" svg:width="28.99mm" svg:height="9.91mm" svg:x="122.61mm" svg:y="0mm" draw:caption-point-x="-6.1mm" draw:caption-point-y="0.1mm">
              <dc:date>2020-05-07T00:00:00</dc:date>
              <text:p text:style-name="P1">Number of lines of code ×1000</text:p>
            </office:annotation>
            <text:p>kloc</text:p>
          </table:table-cell>
          <table:table-cell table:style-name="ce17" table:number-columns-repeated="9"/>
          <table:table-cell table:style-name="ce18" table:number-columns-repeated="1008"/>
        </table:table-row>
        <table:table-row table:style-name="ro1">
          <table:table-cell table:style-name="ce2" office:value-type="string" calcext:value-type="string">
            <text:p>ParadisEO</text:p>
          </table:table-cell>
          <table:table-cell table:style-name="ce5" office:value-type="string" calcext:value-type="string">
            <text:p>C++</text:p>
          </table:table-cell>
          <table:table-cell table:style-name="ce7" office:value-type="string" calcext:value-type="string">
            <text:p>LGPLv2/CeCill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50" calcext:value-type="float">
            <text:p>50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Metal</text:p>
          </table:table-cell>
          <table:table-cell table:style-name="ce5" office:value-type="string" calcext:value-type="string">
            <text:p>Java</text:p>
          </table:table-cell>
          <table:table-cell table:style-name="ce7" office:value-type="string" calcext:value-type="string">
            <text:p>MIT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29" calcext:value-type="float">
            <text:p>29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J</text:p>
          </table:table-cell>
          <table:table-cell table:style-name="ce5" office:value-type="string" calcext:value-type="string">
            <text:p>Java</text:p>
          </table:table-cell>
          <table:table-cell table:style-name="ce7" office:value-type="string" calcext:value-type="string">
            <text:p>AFLv3</text:p>
          </table:table-cell>
          <table:table-cell table:style-name="ce9" office:value-type="string" calcext:value-type="string">
            <text:p>Yes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nBeagle</text:p>
          </table:table-cell>
          <table:table-cell table:style-name="ce5" office:value-type="string" calcext:value-type="string">
            <text:p>C++</text:p>
          </table:table-cell>
          <table:table-cell table:style-name="ce7" office:value-type="string" calcext:value-type="string">
            <text:p>LGPLv3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enetics</text:p>
          </table:table-cell>
          <table:table-cell table:style-name="ce5" office:value-type="string" calcext:value-type="string">
            <text:p>Java</text:p>
          </table:table-cell>
          <table:table-cell table:style-name="ce7" office:value-type="string" calcext:value-type="string">
            <text:p>Apachev2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F</text:p>
          </table:table-cell>
          <table:table-cell table:style-name="ce5" office:value-type="string" calcext:value-type="string">
            <text:p>C++</text:p>
          </table:table-cell>
          <table:table-cell table:style-name="ce7" office:value-type="string" calcext:value-type="string">
            <text:p>MIT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AP</text:p>
          </table:table-cell>
          <table:table-cell table:style-name="ce5" office:value-type="string" calcext:value-type="string">
            <text:p>Python</text:p>
          </table:table-cell>
          <table:table-cell table:style-name="ce7" office:value-type="string" calcext:value-type="string">
            <text:p>LGPLv3</text:p>
          </table:table-cell>
          <table:table-cell table:style-name="ce9" office:value-type="string" calcext:value-type="string">
            <text:p>No</text:p>
          </table:table-cell>
          <table:table-cell table:style-name="ce11" office:value-type="float" office:value="45" calcext:value-type="float">
            <text:p>45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lib</text:p>
          </table:table-cell>
          <table:table-cell table:style-name="ce6" office:value-type="string" calcext:value-type="string">
            <text:p>Scala</text:p>
          </table:table-cell>
          <table:table-cell table:style-name="ce8" office:value-type="string" calcext:value-type="string">
            <text:p>Apachev2</text:p>
          </table:table-cell>
          <table:table-cell table:style-name="ce10" office:value-type="string" calcext:value-type="string">
            <text:p>No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Projects.D2:Projects.D9">
            <calcext:condition calcext:apply-style-name="Good" calcext:value="=&quot;No&quot;" calcext:base-cell-address="Projects.D2"/>
            <calcext:condition calcext:apply-style-name="Bad" calcext:value="=&quot;Yes&quot;" calcext:base-cell-address="Projects.D2"/>
          </calcext:conditional-format>
          <calcext:conditional-format calcext:target-range-address="Projects.E2:Projects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Projects.F2:Projec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Projects.B2:Projects.B9">
            <calcext:condition calcext:apply-style-name="Good" calcext:value="=&quot;C++&quot;" calcext:base-cell-address="Projects.B2"/>
            <calcext:condition calcext:apply-style-name="Neutral" calcext:value="=&quot;Java&quot;" calcext:base-cell-address="Projects.B2"/>
            <calcext:condition calcext:apply-style-name="Bad" calcext:value="=&quot;Python&quot;" calcext:base-cell-address="Projects.B2"/>
            <calcext:condition calcext:apply-style-name="Bad" calcext:value="=&quot;Scala&quot;" calcext:base-cell-address="Projects.B2"/>
          </calcext:conditional-format>
        </calcext:conditional-formats>
      </table:table>
      <table:table table:name="Features" table:style-name="ta1">
        <table:table-column table:style-name="co6" table:default-cell-style-name="ce4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7" table:number-columns-repeated="2" table:default-cell-style-name="ce22"/>
        <table:table-column table:style-name="co15" table:default-cell-style-name="ce22"/>
        <table:table-row table:style-name="ro1">
          <table:table-cell table:style-name="ce1" office:value-type="string" calcext:value-type="string">
            <text:p>Framework</text:p>
          </table:table-cell>
          <table:table-cell table:style-name="ce19" office:value-type="string" calcext:value-type="string">
            <office:annotation draw:style-name="gr2" draw:text-style-name="P2" svg:width="28.99mm" svg:height="9.91mm" svg:x="36.55mm" svg:y="0mm" draw:caption-point-x="-6.1mm" draw:caption-point-y="0.1mm">
              <dc:date>2020-05-07T00:00:00</dc:date>
              <text:p text:style-name="P1">Evolutionary Algorithms</text:p>
            </office:annotation>
            <text:p>EA</text:p>
          </table:table-cell>
          <table:table-cell table:style-name="ce19" office:value-type="string" calcext:value-type="string">
            <office:annotation draw:style-name="gr1" draw:text-style-name="P2" svg:width="28.99mm" svg:height="9.91mm" svg:x="44.8mm" svg:y="0mm" draw:caption-point-x="-6.1mm" draw:caption-point-y="0.1mm">
              <dc:date>2020-05-07T00:00:00</dc:date>
              <text:p text:style-name="P1">Genetic Programming<text:tab/></text:p>
            </office:annotation>
            <text:p>GP</text:p>
          </table:table-cell>
          <table:table-cell table:style-name="ce19" office:value-type="string" calcext:value-type="string">
            <office:annotation draw:style-name="gr1" draw:text-style-name="P2" svg:width="28.99mm" svg:height="13.86mm" svg:x="55.23mm" svg:y="0mm" draw:caption-point-x="-6.1mm" draw:caption-point-y="0.1mm">
              <dc:date>2020-05-07T00:00:00</dc:date>
              <text:p text:style-name="P1">Estimation of Distribution Algorithms</text:p>
            </office:annotation>
            <text:p>EDA</text:p>
          </table:table-cell>
          <table:table-cell table:style-name="ce19" office:value-type="string" calcext:value-type="string">
            <office:annotation draw:style-name="gr1" draw:text-style-name="P2" svg:width="28.99mm" svg:height="9.91mm" svg:x="65.93mm" svg:y="0mm" draw:caption-point-x="-6.1mm" draw:caption-point-y="0.1mm">
              <dc:date>2020-05-07T00:00:00</dc:date>
              <text:p text:style-name="P1">Particle Swarm Opimization</text:p>
            </office:annotation>
            <text:p>PSO</text:p>
          </table:table-cell>
          <table:table-cell table:style-name="ce19" office:value-type="string" calcext:value-type="string">
            <office:annotation draw:style-name="gr1" draw:text-style-name="P2" svg:width="28.99mm" svg:height="5.96mm" svg:x="73.64mm" svg:y="0mm" draw:caption-point-x="-6.1mm" draw:caption-point-y="0.1mm">
              <dc:date>2020-05-07T00:00:00</dc:date>
              <text:p text:style-name="P1">Local Search</text:p>
            </office:annotation>
            <text:p>LS</text:p>
          </table:table-cell>
          <table:table-cell table:style-name="ce19" office:value-type="string" calcext:value-type="string">
            <office:annotation draw:style-name="gr1" draw:text-style-name="P2" svg:width="28.99mm" svg:height="9.91mm" svg:x="82.42mm" svg:y="0mm" draw:caption-point-x="-6.1mm" draw:caption-point-y="0.1mm">
              <dc:date>2020-05-07T00:00:00</dc:date>
              <text:p text:style-name="P1">Multi-Objective Optimization</text:p>
            </office:annotation>
            <text:p>MO</text:p>
          </table:table-cell>
          <table:table-cell table:style-name="ce19" office:value-type="string" calcext:value-type="string">
            <office:annotation draw:style-name="gr1" draw:text-style-name="P2" svg:width="28.99mm" svg:height="9.91mm" svg:x="92.04mm" svg:y="0mm" draw:caption-point-x="-6.1mm" draw:caption-point-y="0.1mm">
              <dc:date>2020-05-07T00:00:00</dc:date>
              <text:p text:style-name="P1">Parallelization for Clusters</text:p>
            </office:annotation>
            <text:p>MPI</text:p>
          </table:table-cell>
          <table:table-cell table:style-name="ce19" office:value-type="string" calcext:value-type="string">
            <office:annotation draw:style-name="gr1" draw:text-style-name="P2" svg:width="28.99mm" svg:height="9.91mm" svg:x="100.56mm" svg:y="0mm" draw:caption-point-x="-6.1mm" draw:caption-point-y="0.1mm">
              <dc:date>2020-05-07T00:00:00</dc:date>
              <text:p text:style-name="P1">Paralellization for Multicores</text:p>
            </office:annotation>
            <text:p>MC</text:p>
          </table:table-cell>
          <table:table-cell table:style-name="ce19" office:value-type="string" calcext:value-type="string">
            <office:annotation draw:style-name="gr1" draw:text-style-name="P2" svg:width="28.99mm" svg:height="9.91mm" svg:x="111.26mm" svg:y="0mm" draw:caption-point-x="-6.1mm" draw:caption-point-y="0.1mm">
              <dc:date>2020-05-07T00:00:00</dc:date>
              <text:p text:style-name="P1">Parallelization on GPU</text:p>
            </office:annotation>
            <text:p>GPU</text:p>
          </table:table-cell>
          <table:table-cell table:style-name="ce19" office:value-type="string" calcext:value-type="string">
            <office:annotation draw:style-name="gr1" draw:text-style-name="P2" svg:width="28.99mm" svg:height="9.91mm" svg:x="119.24mm" svg:y="0mm" draw:caption-point-x="-6.1mm" draw:caption-point-y="0.1mm">
              <dc:date>2020-05-07T00:00:00</dc:date>
              <text:p text:style-name="P1">Fitness Landscapes</text:p>
            </office:annotation>
            <text:p>FL</text:p>
          </table:table-cell>
          <table:table-cell table:style-name="ce19" office:value-type="string" calcext:value-type="string">
            <office:annotation draw:style-name="gr1" draw:text-style-name="P2" svg:width="28.99mm" svg:height="9.91mm" svg:x="127.21mm" svg:y="0mm" draw:caption-point-x="-6.1mm" draw:caption-point-y="0.1mm">
              <dc:date>2020-05-07T00:00:00</dc:date>
              <text:p text:style-name="P1">Algorithm Selection</text:p>
            </office:annotation>
            <text:p>AS</text:p>
          </table:table-cell>
          <table:table-cell table:style-name="ce23" office:value-type="string" calcext:value-type="string">
            <text:p>Score</text:p>
          </table:table-cell>
        </table:table-row>
        <table:table-row table:style-name="ro1">
          <table:table-cell table:style-name="ce2" office:value-type="string" calcext:value-type="string">
            <text:p>ParadisEO</text:p>
          </table:table-cell>
          <table:table-cell table:number-columns-repeated="8"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4" table:formula="of:=COUNTIF([.B2:.L2];&quot;=Y&quot;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ECJ</text:p>
          </table:table-cell>
          <table:table-cell table:number-columns-repeated="3"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number-columns-repeated="4"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4" table:formula="of:=COUNTIF([.B3:.L3];&quot;=Y&quot;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jMetal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Y</text:p>
          </table:table-cell>
          <table:table-cell table:number-columns-repeated="4" table:style-name="ce20" office:value-type="string" calcext:value-type="string">
            <text:p>N</text:p>
          </table:table-cell>
          <table:table-cell table:style-name="ce24" table:formula="of:=COUNTIF([.B4:.L4];&quot;=Y&quot;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ECF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number-columns-repeated="4" table:style-name="ce20" office:value-type="string" calcext:value-type="string">
            <text:p>N</text:p>
          </table:table-cell>
          <table:table-cell table:style-name="ce24" table:formula="of:=COUNTIF([.B5:.L5];&quot;=Y&quot;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EAP</text:p>
          </table:table-cell>
          <table:table-cell table:style-name="ce20" office:value-type="string" calcext:value-type="string">
            <text:p>Y</text:p>
          </table:table-cell>
          <table:table-cell table:number-columns-repeated="4" table:style-name="ce20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4" table:formula="of:=COUNTIF([.B6:.L6];&quot;=Y&quot;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OpenBeagle</text:p>
          </table:table-cell>
          <table:table-cell table:style-name="ce20" office:value-type="string" calcext:value-type="string">
            <text:p>Y</text:p>
          </table:table-cell>
          <table:table-cell table:number-columns-repeated="4" table:style-name="ce20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Y</text:p>
          </table:table-cell>
          <table:table-cell table:number-columns-repeated="4" table:style-name="ce20" office:value-type="string" calcext:value-type="string">
            <text:p>N</text:p>
          </table:table-cell>
          <table:table-cell table:style-name="ce24" table:formula="of:=COUNTIF([.B7:.L7];&quot;=Y&quot;)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Jenetics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?</text:p>
          </table:table-cell>
          <table:table-cell table:number-columns-repeated="3" table:style-name="ce21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5" table:style-name="ce21" office:value-type="string" calcext:value-type="string">
            <text:p>N</text:p>
          </table:table-cell>
          <table:table-cell table:style-name="ce25" table:formula="of:=COUNTIF([.B8:.L8];&quot;=Y&quot;)" office:value-type="float" office:value="2" calcext:value-type="float">
            <text:p>2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Features.B2:Features.L8">
            <calcext:condition calcext:apply-style-name="Bad" calcext:value="=&quot;N&quot;" calcext:base-cell-address="Features.B2"/>
            <calcext:condition calcext:apply-style-name="Good" calcext:value="=&quot;Y&quot;" calcext:base-cell-address="Features.B2"/>
            <calcext:condition calcext:apply-style-name="Accent 2" calcext:value="=&quot;?&quot;" calcext:base-cell-address="Features.B2"/>
          </calcext:conditional-format>
        </calcext:conditional-formats>
      </table:table>
      <table:named-expressions/>
      <table:database-ranges>
        <table:database-range table:name="__Anonymous_Sheet_DB__0" table:target-range-address="Projects.A1:Projects.F9"/>
        <table:database-range table:name="__Anonymous_Sheet_DB__1" table:target-range-address="Features.A1:Features.M8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9:37:27.548547014</meta:creation-date>
    <dc:date>2020-05-07T10:42:16.448970352</dc:date>
    <meta:editing-duration>PT1H4M35S</meta:editing-duration>
    <meta:editing-cycles>27</meta:editing-cycles>
    <meta:generator>LibreOffice/6.0.7.3$Linux_X86_64 LibreOffice_project/00m0$Build-3</meta:generator>
    <meta:document-statistic meta:table-count="2" meta:cell-count="158" meta:object-count="0"/>
  </office:meta>
</office:document-meta>
</file>